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fill-color="#ccccff" draw:textarea-horizontal-align="left" draw:textarea-vertical-align="top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859cm" svg:height="4.694cm" svg:x="2.89cm" svg:y="3.544cm">
          <text:p text:style-name="P1"><text:span text:style-name="T1">User Registration Input:</text:span></text:p>
        </draw:rect>
        <draw:rect draw:style-name="gr2" draw:text-style-name="P1" draw:layer="layout" svg:width="2.264cm" svg:height="0.854cm" svg:x="5.32cm" svg:y="5.185cm">
          <text:p text:style-name="P2"><text:span text:style-name="T1">School</text:span></text:p>
        </draw:rect>
        <draw:rect draw:style-name="gr2" draw:text-style-name="P1" draw:layer="layout" svg:width="3.03cm" svg:height="0.854cm" svg:x="9.521cm" svg:y="5.185cm">
          <text:p text:style-name="P2"><text:span text:style-name="T1">Initial Grade</text:span></text:p>
        </draw:rect>
        <draw:rect draw:style-name="gr2" draw:text-style-name="P1" draw:layer="layout" svg:width="3.665cm" svg:height="0.854cm" svg:x="14.058cm" svg:y="5.185cm">
          <text:p text:style-name="P2"><text:span text:style-name="T1">Registration Date</text:span></text:p>
        </draw:rect>
        <draw:rect draw:style-name="gr1" draw:text-style-name="P1" draw:layer="layout" svg:width="15.859cm" svg:height="9.07cm" svg:x="2.891cm" svg:y="9.244cm">
          <text:p text:style-name="P1"><text:span text:style-name="T1">Derived Data:</text:span></text:p>
        </draw:rect>
        <draw:rect draw:style-name="gr2" draw:text-style-name="P1" draw:layer="layout" svg:width="2.264cm" svg:height="0.854cm" svg:x="4.921cm" svg:y="10.885cm">
          <text:p text:style-name="P2"><text:span text:style-name="T1">Town</text:span></text:p>
        </draw:rect>
        <draw:rect draw:style-name="gr2" draw:text-style-name="P1" draw:layer="layout" svg:width="2.688cm" svg:height="0.854cm" svg:x="9.659cm" svg:y="10.885cm">
          <text:p text:style-name="P2"><text:span text:style-name="T1">Level</text:span></text:p>
        </draw:rect>
        <draw:rect draw:style-name="gr2" draw:text-style-name="P1" draw:layer="layout" svg:width="2.264cm" svg:height="0.854cm" svg:x="4.922cm" svg:y="15.586cm">
          <text:p text:style-name="P2"><text:span text:style-name="T1">Vicinity</text:span></text:p>
        </draw:rect>
        <draw:frame draw:style-name="gr3" draw:text-style-name="P3" draw:layer="layout" svg:width="4.439cm" svg:height="0.721cm" svg:x="4.922cm" svg:y="16.724cm">
          <draw:text-box>
            <text:p><text:span text:style-name="T1">Geo + N-mile Radius</text:span></text:p>
          </draw:text-box>
        </draw:frame>
        <draw:rect draw:style-name="gr2" draw:text-style-name="P1" draw:layer="layout" svg:width="2.688cm" svg:height="0.854cm" svg:x="14.259cm" svg:y="10.886cm">
          <text:p text:style-name="P2"><text:span text:style-name="T1">Grade</text:span></text:p>
        </draw:rect>
        <draw:frame draw:style-name="gr3" draw:text-style-name="P3" draw:layer="layout" svg:width="4.287cm" svg:height="1.661cm" svg:x="14.259cm" svg:y="12.026cm">
          <draw:text-box>
            <text:p><text:span text:style-name="T1">4-th Grade</text:span></text:p>
            <text:p><text:span text:style-name="T1">5-th Grade, <text:s/>9/2015</text:span></text:p>
            <text:p><text:span text:style-name="T1">6-th Grade, 10/2016</text:span></text:p>
          </draw:text-box>
        </draw:frame>
        <draw:line draw:style-name="gr4" draw:text-style-name="P2" draw:layer="layout" svg:x1="6.296cm" svg:y1="6.214cm" svg:x2="6.176cm" svg:y2="10.636cm">
          <text:p/>
        </draw:line>
        <draw:line draw:style-name="gr4" draw:text-style-name="P2" draw:layer="layout" svg:x1="6.505cm" svg:y1="6.244cm" svg:x2="10.837cm" svg:y2="10.606cm">
          <text:p/>
        </draw:line>
        <draw:line draw:style-name="gr4" draw:text-style-name="P2" draw:layer="layout" svg:x1="6.152cm" svg:y1="11.804cm" svg:x2="6.137cm" svg:y2="15.476cm">
          <text:p/>
        </draw:line>
        <draw:line draw:style-name="gr4" draw:text-style-name="P2" draw:layer="layout" svg:x1="11.266cm" svg:y1="6.17cm" svg:x2="15.318cm" svg:y2="10.696cm">
          <text:p/>
        </draw:line>
        <draw:line draw:style-name="gr4" draw:text-style-name="P2" draw:layer="layout" svg:x1="15.499cm" svg:y1="6.137cm" svg:x2="15.467cm" svg:y2="10.726cm">
          <text:p/>
        </draw:line>
        <draw:frame draw:style-name="gr5" draw:text-style-name="P3" draw:layer="layout" svg:width="3.199cm" svg:height="1.661cm" svg:x="5.32cm" svg:y="6.323cm">
          <draw:text-box>
            <text:p><text:span text:style-name="T1">Putnam Valley</text:span></text:p>
            <text:p><text:span text:style-name="T1">Elementary</text:span></text:p>
            <text:p><text:span text:style-name="T1">School</text:span></text:p>
          </draw:text-box>
        </draw:frame>
        <draw:frame draw:style-name="gr5" draw:text-style-name="P3" draw:layer="layout" svg:width="2.526cm" svg:height="0.721cm" svg:x="9.521cm" svg:y="6.324cm">
          <draw:text-box>
            <text:p><text:span text:style-name="T1">4-th Grade</text:span></text:p>
          </draw:text-box>
        </draw:frame>
        <draw:frame draw:style-name="gr5" draw:text-style-name="P3" draw:layer="layout" svg:width="2.149cm" svg:height="0.721cm" svg:x="14.058cm" svg:y="6.325cm">
          <draw:text-box>
            <text:p><text:span text:style-name="T1">4/8/2015</text:span></text:p>
          </draw:text-box>
        </draw:frame>
        <draw:frame draw:style-name="gr5" draw:text-style-name="P3" draw:layer="layout" svg:width="5.912cm" svg:height="2.131cm" svg:x="4.921cm" svg:y="12.023cm">
          <draw:text-box>
            <text:p><text:span text:style-name="T1">Putnam Valley,</text:span></text:p>
            <text:p><text:span text:style-name="T1">NY</text:span></text:p>
            <text:p><text:span text:style-name="T1">41° 19′ 49″ N, 73° 49′ 47″ W</text:span></text:p>
            <text:p><text:span text:style-name="T1">Geo: 41.330728, -73.829722</text:span></text:p>
          </draw:text-box>
        </draw:frame>
        <draw:frame draw:style-name="gr3" draw:text-style-name="P3" draw:layer="layout" svg:width="4.054cm" svg:height="0.721cm" svg:x="9.659cm" svg:y="12.025cm">
          <draw:text-box>
            <text:p><text:span text:style-name="T1">Elementary School</text:span></text:p>
          </draw:text-box>
        </draw:frame>
        <draw:frame draw:style-name="gr3" draw:text-style-name="P3" draw:layer="layout" svg:width="11.848cm" svg:height="0.806cm" svg:x="2.759cm" svg:y="1.863cm">
          <draw:text-box>
            <text:p text:style-name="P3"><text:span text:style-name="T2">Stemsible Relationship Suggestion Elements </text:span><text:span text:style-name="T3">7/9/20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Link</meta:initial-creator>
    <meta:creation-date>2015-07-11T09:43:07</meta:creation-date>
    <dc:date>2015-07-11T14:11:07</dc:date>
    <dc:creator>David Link</dc:creator>
    <meta:editing-duration>PT00H23M01S</meta:editing-duration>
    <meta:editing-cycles>11</meta:editing-cycles>
    <meta:generator>OpenOffice.org/3.2$Unix OpenOffice.org_project/320m12$Build-9483</meta:generator>
    <meta:document-statistic meta:object-count="22"/>
  </office:meta>
</office:document-meta>
</file>